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6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SBN13</text:p>
          </table:table-cell>
          <table:table-cell office:value-type="string" calcext:value-type="string">
            <text:p>GenreID</text:p>
          </table:table-cell>
        </table:table-row>
        <table:table-row table:style-name="ro1">
          <table:table-cell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0099537090" calcext:value-type="float">
            <text:p>97800995370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0099537090" calcext:value-type="float">
            <text:p>97800995370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89175035505" calcext:value-type="float">
            <text:p>97891750355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9175035505" calcext:value-type="float">
            <text:p>97891750355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89127179554" calcext:value-type="float">
            <text:p>97891271795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89113122151" calcext:value-type="float">
            <text:p>9789113122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9100167127" calcext:value-type="float">
            <text:p>978910016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9137158686" calcext:value-type="float">
            <text:p>97891371586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9137158686" calcext:value-type="float">
            <text:p>97891371586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81398518179" calcext:value-type="float">
            <text:p>97813985181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81398518179" calcext:value-type="float">
            <text:p>97813985181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81612680194" calcext:value-type="float">
            <text:p>97816126801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81612680194" calcext:value-type="float">
            <text:p>97816126801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89137152653" calcext:value-type="float">
            <text:p>97891371526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9137152653" calcext:value-type="float">
            <text:p>9789137152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89113111261" calcext:value-type="float">
            <text:p>9789113111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9113111261" calcext:value-type="float">
            <text:p>97891131112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14:11:00.452000000</meta:creation-date>
    <dc:date>2022-11-20T14:12:16.962000000</dc:date>
    <meta:editing-duration>PT1M16S</meta:editing-duration>
    <meta:editing-cycles>1</meta:editing-cycles>
    <meta:document-statistic meta:table-count="1" meta:cell-count="40" meta:object-count="0"/>
    <meta:generator>LibreOffice/7.4.0.3$Windows_X86_64 LibreOffice_project/f85e47c08ddd19c015c0114a68350214f7066f5a</meta:generator>
  </office:meta>
</office:document-meta>
</file>